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02mm"/>
    </style:style>
    <style:style style:name="co3" style:family="table-column">
      <style:table-column-properties fo:break-before="auto" style:column-width="15.52mm"/>
    </style:style>
    <style:style style:name="co4" style:family="table-column">
      <style:table-column-properties fo:break-before="auto" style:column-width="16.05mm"/>
    </style:style>
    <style:style style:name="co5" style:family="table-column">
      <style:table-column-properties fo:break-before="auto" style:column-width="29.67mm"/>
    </style:style>
    <style:style style:name="co6" style:family="table-column">
      <style:table-column-properties fo:break-before="auto" style:column-width="13.6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43.29mm"/>
    </style:style>
    <style:style style:name="co9" style:family="table-column">
      <style:table-column-properties fo:break-before="auto" style:column-width="16.33mm"/>
    </style:style>
    <style:style style:name="co10" style:family="table-column">
      <style:table-column-properties fo:break-before="auto" style:column-width="16.88mm"/>
    </style:style>
    <style:style style:name="co11" style:family="table-column">
      <style:table-column-properties fo:break-before="auto" style:column-width="45.47mm"/>
    </style:style>
    <style:style style:name="co12" style:family="table-column">
      <style:table-column-properties fo:break-before="auto" style:column-width="17.43mm"/>
    </style:style>
    <style:style style:name="co13" style:family="table-column">
      <style:table-column-properties fo:break-before="auto" style:column-width="13.88mm"/>
    </style:style>
    <style:style style:name="co14" style:family="table-column">
      <style:table-column-properties fo:break-before="auto" style:column-width="13.34mm"/>
    </style:style>
    <style:style style:name="co15" style:family="table-column">
      <style:table-column-properties fo:break-before="auto" style:column-width="21.24mm"/>
    </style:style>
    <style:style style:name="co16" style:family="table-column">
      <style:table-column-properties fo:break-before="auto" style:column-width="49.55mm"/>
    </style:style>
    <style:style style:name="co17" style:family="table-column">
      <style:table-column-properties fo:break-before="auto" style:column-width="12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matières premièere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arine-t80</text:p>
          </table:table-cell>
          <table:table-cell office:value-type="float" office:value="1.03" calcext:value-type="float">
            <text:p>1,03</text:p>
          </table:table-cell>
        </table:table-row>
        <table:table-row table:style-name="ro1">
          <table:table-cell office:value-type="string" calcext:value-type="string">
            <text:p>Farine-t170</text:p>
          </table:table-cell>
          <table:table-cell office:value-type="float" office:value="2.02" calcext:value-type="float">
            <text:p>2,02</text:p>
          </table:table-cell>
        </table:table-row>
        <table:table-row table:style-name="ro1">
          <table:table-cell office:value-type="string" calcext:value-type="string">
            <text:p>eau</text:p>
          </table:table-cell>
          <table:table-cell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sel</text:p>
          </table:table-cell>
          <table:table-cell office:value-type="float" office:value="2.07" calcext:value-type="float">
            <text:p>2,07</text:p>
          </table:table-cell>
        </table:table-row>
        <table:table-row table:style-name="ro1">
          <table:table-cell office:value-type="string" calcext:value-type="string">
            <text:p>tournesol</text:p>
          </table:table-cell>
          <table:table-cell office:value-type="float" office:value="4.01" calcext:value-type="float">
            <text:p>4,01</text:p>
          </table:table-cell>
        </table:table-row>
        <table:table-row table:style-name="ro1">
          <table:table-cell office:value-type="string" calcext:value-type="string">
            <text:p>lin brun</text:p>
          </table:table-cell>
          <table:table-cell office:value-type="float" office:value="2.03" calcext:value-type="float">
            <text:p>2,03</text:p>
          </table:table-cell>
        </table:table-row>
        <table:table-row table:style-name="ro1">
          <table:table-cell office:value-type="string" calcext:value-type="string">
            <text:p>lin doré</text:p>
          </table:table-cell>
          <table:table-cell office:value-type="float" office:value="4.06" calcext:value-type="float">
            <text:p>4,06</text:p>
          </table:table-cell>
        </table:table-row>
        <table:table-row table:style-name="ro1">
          <table:table-cell office:value-type="string" calcext:value-type="string">
            <text:p>sésame</text:p>
          </table:table-cell>
          <table:table-cell office:value-type="float" office:value="3.05" calcext:value-type="float">
            <text:p>3,05</text:p>
          </table:table-cell>
        </table:table-row>
      </table:table>
      <table:table table:name="command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anneton-1kg-natur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C1]*[$'banneton 1kg nature'.A4]" office:value-type="float" office:value="1.03" calcext:value-type="float">
            <text:p>1,03</text:p>
          </table:table-cell>
        </table:table-row>
        <table:table-row table:style-name="ro1">
          <table:table-cell office:value-type="string" calcext:value-type="string">
            <text:p>banneton-500g-nature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table:formula="of:=[.C2]*[$'banneton 500g nature'.A4]" office:value-type="float" office:value="0.515" calcext:value-type="float">
            <text:p>0,515</text:p>
          </table:table-cell>
        </table:table-row>
        <table:table-row table:style-name="ro1">
          <table:table-cell office:value-type="string" calcext:value-type="string">
            <text:p>banneton-1kg-grain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3]*[$'banneton 1kg graines'.A5]" office:value-type="float" office:value="1.03" calcext:value-type="float">
            <text:p>1,03</text:p>
          </table:table-cell>
        </table:table-row>
      </table:table>
      <table:table table:name="pate de base campagne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farine-t80</text:p>
          </table:table-cell>
          <table:table-cell office:value-type="float" office:value="1" calcext:value-type="float">
            <text:p>1</text:p>
          </table:table-cell>
          <table:table-cell table:formula="of:=[.B1]/[.B5]*[.C5]" office:value-type="float" office:value="18.5585585585586" calcext:value-type="float">
            <text:p>18,5586</text:p>
          </table:table-cell>
          <table:table-cell table:formula="of:=[.B1]*[$'matières premièeres'.B1]" office:value-type="float" office:value="1.03" calcext:value-type="float">
            <text:p>1,0300</text:p>
          </table:table-cell>
        </table:table-row>
        <table:table-row table:style-name="ro1">
          <table:table-cell office:value-type="string" calcext:value-type="string">
            <text:p>eau</text:p>
          </table:table-cell>
          <table:table-cell office:value-type="float" office:value="0.6" calcext:value-type="float">
            <text:p>0,6</text:p>
          </table:table-cell>
          <table:table-cell table:formula="of:=[.B2]/[.B5]*[.C5]" office:value-type="float" office:value="11.1351351351351" calcext:value-type="float">
            <text:p>11,1351</text:p>
          </table:table-cell>
          <table:table-cell table:formula="of:=[.B2]*[$'matières premièeres'.B3]" office:value-type="float" office:value="0.00006" calcext:value-type="float">
            <text:p>0,0001</text:p>
          </table:table-cell>
        </table:table-row>
        <table:table-row table:style-name="ro1">
          <table:table-cell office:value-type="string" calcext:value-type="string">
            <text:p>levain de seigle</text:p>
          </table:table-cell>
          <table:table-cell office:value-type="float" office:value="0.2" calcext:value-type="float">
            <text:p>0,2</text:p>
          </table:table-cell>
          <table:table-cell table:formula="of:=[.B3]/[.B5]*[.C5]" office:value-type="float" office:value="3.71171171171171" calcext:value-type="float">
            <text:p>3,7117</text:p>
          </table:table-cell>
          <table:table-cell table:formula="of:=[.B3]*[$'levain de seigle'.D3]" office:value-type="float" office:value="0.183647272727273" calcext:value-type="float">
            <text:p>0,1836</text:p>
          </table:table-cell>
        </table:table-row>
        <table:table-row table:style-name="ro1">
          <table:table-cell office:value-type="string" calcext:value-type="string">
            <text:p>sel</text:p>
          </table:table-cell>
          <table:table-cell office:value-type="float" office:value="0.05" calcext:value-type="float">
            <text:p>0,05</text:p>
          </table:table-cell>
          <table:table-cell table:formula="of:=[.B4]/[.B5]*[.C5]" office:value-type="float" office:value="0.927927927927928" calcext:value-type="float">
            <text:p>0,9279</text:p>
          </table:table-cell>
          <table:table-cell table:formula="of:=[.B4]*[$'matières premièeres'.B4]" office:value-type="float" office:value="0.1035" calcext:value-type="float">
            <text:p>0,1035</text:p>
          </table:table-cell>
        </table:table-row>
        <table:table-row table:style-name="ro1">
          <table:table-cell/>
          <table:table-cell table:formula="of:=SUM([.B1:.B4])" office:value-type="float" office:value="1.85" calcext:value-type="float">
            <text:p>1,85</text:p>
          </table:table-cell>
          <table:table-cell table:formula="of:=[$'banneton 1kg nature'.C1]+[$'banneton 500g nature'.C1]+[$'banneton 1kg graines'.C1]" office:value-type="float" office:value="34.3333333333333" calcext:value-type="float">
            <text:p>34,3333</text:p>
          </table:table-cell>
          <table:table-cell table:formula="of:=SUM([.D1:.D4])/[.B5]" office:value-type="float" office:value="0.712003931203931" calcext:value-type="float">
            <text:p>0,7120</text:p>
          </table:table-cell>
        </table:table-row>
        <table:table-row table:style-name="ro1">
          <table:table-cell table:number-columns-repeated="3"/>
          <table:table-cell table:formula="of:=[.D5]*[.C5]" office:value-type="float" office:value="24.4454683046683" calcext:value-type="float">
            <text:p>24,4455</text:p>
          </table:table-cell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banneton 1kg nature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ate de base campagne</text:p>
          </table:table-cell>
          <table:table-cell office:value-type="float" office:value="1" calcext:value-type="float">
            <text:p>1</text:p>
          </table:table-cell>
          <table:table-cell table:formula="of:=[.B1]/[.B2]*[.C2]" office:value-type="float" office:value="15.45" calcext:value-type="float">
            <text:p>15,45</text:p>
          </table:table-cell>
          <table:table-cell table:formula="of:=[.B1]*[$'pate de base campagne'.D5]" office:value-type="float" office:value="0.712003931203931" calcext:value-type="float">
            <text:p>0,7120</text:p>
          </table:table-cell>
        </table:table-row>
        <table:table-row table:style-name="ro1">
          <table:table-cell/>
          <table:table-cell table:formula="of:=SUM([.B1:.B1])" office:value-type="float" office:value="1" calcext:value-type="float">
            <text:p>1</text:p>
          </table:table-cell>
          <table:table-cell table:formula="of:=[$commandes.B1]*[$commandes.D1]" office:value-type="float" office:value="15.45" calcext:value-type="float">
            <text:p>15,45</text:p>
          </table:table-cell>
          <table:table-cell table:formula="of:=SUM([.D1:.D1])/[.B2]" office:value-type="float" office:value="0.712003931203931" calcext:value-type="float">
            <text:p>0,7120</text:p>
          </table:table-cell>
        </table:table-row>
        <table:table-row table:style-name="ro1">
          <table:table-cell table:number-columns-repeated="3"/>
          <table:table-cell table:formula="of:=[.D2]*[.C2]" office:value-type="float" office:value="11.0004607371007" calcext:value-type="float">
            <text:p>11,0005</text:p>
          </table:table-cell>
        </table:table-row>
        <table:table-row table:style-name="ro1">
          <table:table-cell office:value-type="float" office:value="1.03" calcext:value-type="float">
            <text:p>1,03</text:p>
          </table:table-cell>
          <table:table-cell table:number-columns-repeated="3"/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banneton 500g nature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ate de base campagne</text:p>
          </table:table-cell>
          <table:table-cell office:value-type="float" office:value="1" calcext:value-type="float">
            <text:p>1</text:p>
          </table:table-cell>
          <table:table-cell table:formula="of:=[.B1]/[.B2]*[.C2]" office:value-type="float" office:value="10.3" calcext:value-type="float">
            <text:p>10,3</text:p>
          </table:table-cell>
          <table:table-cell table:formula="of:=[.B1]*[$'pate de base campagne'.D5]" office:value-type="float" office:value="0.712003931203931" calcext:value-type="float">
            <text:p>0,7120</text:p>
          </table:table-cell>
        </table:table-row>
        <table:table-row table:style-name="ro1">
          <table:table-cell/>
          <table:table-cell table:formula="of:=SUM([.B1:.B1])" office:value-type="float" office:value="1" calcext:value-type="float">
            <text:p>1</text:p>
          </table:table-cell>
          <table:table-cell table:formula="of:=[$commandes.B2]*[$commandes.D2]" office:value-type="float" office:value="10.3" calcext:value-type="float">
            <text:p>10,3</text:p>
          </table:table-cell>
          <table:table-cell table:formula="of:=SUM([.D1:.D1])/[.B2]" office:value-type="float" office:value="0.712003931203931" calcext:value-type="float">
            <text:p>0,7120</text:p>
          </table:table-cell>
        </table:table-row>
        <table:table-row table:style-name="ro1">
          <table:table-cell table:number-columns-repeated="3"/>
          <table:table-cell table:formula="of:=[.D2]*[.C2]" office:value-type="float" office:value="7.33364049140049" calcext:value-type="float">
            <text:p>7,3336</text:p>
          </table:table-cell>
        </table:table-row>
        <table:table-row table:style-name="ro1">
          <table:table-cell office:value-type="float" office:value="1.03" calcext:value-type="float">
            <text:p>1,03</text:p>
          </table:table-cell>
          <table:table-cell table:number-columns-repeated="3"/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élange graines" table:style-name="ta1">
        <table:table-column table:style-name="co1" table:default-cell-style-name="Default"/>
        <table:table-column table:style-name="co14" table:default-cell-style-name="Default"/>
        <table:table-column table:style-name="co15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tournesol</text:p>
          </table:table-cell>
          <table:table-cell office:value-type="float" office:value="1" calcext:value-type="float">
            <text:p>1</text:p>
          </table:table-cell>
          <table:table-cell table:formula="of:=[.B1]/[.B5]*[.C5]" office:value-type="float" office:value="1.14444444444444" calcext:value-type="float">
            <text:p>1,1444</text:p>
          </table:table-cell>
          <table:table-cell table:formula="of:=[.B1]*[$'matières premièeres'.B5]" office:value-type="float" office:value="4.01" calcext:value-type="float">
            <text:p>4,0100</text:p>
          </table:table-cell>
        </table:table-row>
        <table:table-row table:style-name="ro1">
          <table:table-cell office:value-type="string" calcext:value-type="string">
            <text:p>lin brun</text:p>
          </table:table-cell>
          <table:table-cell office:value-type="float" office:value="0.2" calcext:value-type="float">
            <text:p>0,2</text:p>
          </table:table-cell>
          <table:table-cell table:formula="of:=[.B2]/[.B5]*[.C5]" office:value-type="float" office:value="0.228888888888889" calcext:value-type="float">
            <text:p>0,2289</text:p>
          </table:table-cell>
          <table:table-cell table:formula="of:=[.B2]*[$'matières premièeres'.B6]" office:value-type="float" office:value="0.406" calcext:value-type="float">
            <text:p>0,4060</text:p>
          </table:table-cell>
        </table:table-row>
        <table:table-row table:style-name="ro1">
          <table:table-cell office:value-type="string" calcext:value-type="string">
            <text:p>lin doré</text:p>
          </table:table-cell>
          <table:table-cell office:value-type="float" office:value="0.2" calcext:value-type="float">
            <text:p>0,2</text:p>
          </table:table-cell>
          <table:table-cell table:formula="of:=[.B3]/[.B5]*[.C5]" office:value-type="float" office:value="0.228888888888889" calcext:value-type="float">
            <text:p>0,2289</text:p>
          </table:table-cell>
          <table:table-cell table:formula="of:=[.B3]*[$'matières premièeres'.B7]" office:value-type="float" office:value="0.812" calcext:value-type="float">
            <text:p>0,8120</text:p>
          </table:table-cell>
        </table:table-row>
        <table:table-row table:style-name="ro1">
          <table:table-cell office:value-type="string" calcext:value-type="string">
            <text:p>sésame</text:p>
          </table:table-cell>
          <table:table-cell office:value-type="float" office:value="0.1" calcext:value-type="float">
            <text:p>0,1</text:p>
          </table:table-cell>
          <table:table-cell table:formula="of:=[.B4]/[.B5]*[.C5]" office:value-type="float" office:value="0.114444444444444" calcext:value-type="float">
            <text:p>0,1144</text:p>
          </table:table-cell>
          <table:table-cell table:formula="of:=[.B4]*[$'matières premièeres'.B8]" office:value-type="float" office:value="0.305" calcext:value-type="float">
            <text:p>0,3050</text:p>
          </table:table-cell>
        </table:table-row>
        <table:table-row table:style-name="ro1">
          <table:table-cell/>
          <table:table-cell table:formula="of:=SUM([.B1:.B4])" office:value-type="float" office:value="1.5" calcext:value-type="float">
            <text:p>1,5</text:p>
          </table:table-cell>
          <table:table-cell table:formula="of:=[$'banneton 1kg graines'.C2]" office:value-type="float" office:value="1.71666666666667" calcext:value-type="float">
            <text:p>1,7167</text:p>
          </table:table-cell>
          <table:table-cell table:formula="of:=SUM([.D1:.D4])/[.B5]" office:value-type="float" office:value="3.68866666666667" calcext:value-type="float">
            <text:p>3,6887</text:p>
          </table:table-cell>
        </table:table-row>
        <table:table-row table:style-name="ro1">
          <table:table-cell table:number-columns-repeated="3"/>
          <table:table-cell table:formula="of:=[.D5]*[.C5]" office:value-type="float" office:value="6.33221111111112" calcext:value-type="float">
            <text:p>6,3322</text:p>
          </table:table-cell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banneton 1kg graines" table:style-name="ta1"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pate de base campagne</text:p>
          </table:table-cell>
          <table:table-cell office:value-type="float" office:value="1" calcext:value-type="float">
            <text:p>1</text:p>
          </table:table-cell>
          <table:table-cell table:formula="of:=[.B1]/[.B3]*[.C3]" office:value-type="float" office:value="8.58333333333333" calcext:value-type="float">
            <text:p>8,5833</text:p>
          </table:table-cell>
          <table:table-cell table:formula="of:=[.B1]*[$'pate de base campagne'.D5]" office:value-type="float" office:value="0.712003931203931" calcext:value-type="float">
            <text:p>0,7120</text:p>
          </table:table-cell>
        </table:table-row>
        <table:table-row table:style-name="ro1">
          <table:table-cell office:value-type="string" calcext:value-type="string">
            <text:p>mélange graines</text:p>
          </table:table-cell>
          <table:table-cell office:value-type="float" office:value="0.2" calcext:value-type="float">
            <text:p>0,2</text:p>
          </table:table-cell>
          <table:table-cell table:formula="of:=[.B2]/[.B3]*[.C3]" office:value-type="float" office:value="1.71666666666667" calcext:value-type="float">
            <text:p>1,7167</text:p>
          </table:table-cell>
          <table:table-cell table:formula="of:=[.B2]*[$'mélange graines'.D5]" office:value-type="float" office:value="0.737733333333333" calcext:value-type="float">
            <text:p>0,7377</text:p>
          </table:table-cell>
        </table:table-row>
        <table:table-row table:style-name="ro1">
          <table:table-cell/>
          <table:table-cell table:formula="of:=SUM([.B1:.B2])" office:value-type="float" office:value="1.2" calcext:value-type="float">
            <text:p>1,2</text:p>
          </table:table-cell>
          <table:table-cell table:formula="of:=[$commandes.B3]*[$commandes.D3]" office:value-type="float" office:value="10.3" calcext:value-type="float">
            <text:p>10,3000</text:p>
          </table:table-cell>
          <table:table-cell table:formula="of:=SUM([.D1:.D2])/[.B3]" office:value-type="float" office:value="1.20811438711439" calcext:value-type="float">
            <text:p>1,2081</text:p>
          </table:table-cell>
        </table:table-row>
        <table:table-row table:style-name="ro1">
          <table:table-cell table:number-columns-repeated="3"/>
          <table:table-cell table:formula="of:=[.D3]*[.C3]" office:value-type="float" office:value="12.4435781872782" calcext:value-type="float">
            <text:p>12,4436</text:p>
          </table:table-cell>
        </table:table-row>
        <table:table-row table:style-name="ro1">
          <table:table-cell office:value-type="float" office:value="1.03" calcext:value-type="float">
            <text:p>1,03</text:p>
          </table:table-cell>
          <table:table-cell table:number-columns-repeated="3"/>
        </table:table-row>
        <table:table-row table:style-name="ro1" table:number-rows-repeated="104857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levain de seigle" table:style-name="ta1">
        <table:table-column table:style-name="co1" table:default-cell-style-name="Default"/>
        <table:table-column table:style-name="co13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farine-t170</text:p>
          </table:table-cell>
          <table:table-cell office:value-type="float" office:value="1" calcext:value-type="float">
            <text:p>1</text:p>
          </table:table-cell>
          <table:table-cell table:formula="of:=[.B1]/[.B3]*[.C3]" office:value-type="float" office:value="1.82350532350532" calcext:value-type="float">
            <text:p>1,8235</text:p>
          </table:table-cell>
          <table:table-cell table:formula="of:=[.B1]*[$'matières premièeres'.B2]" office:value-type="float" office:value="2.02" calcext:value-type="float">
            <text:p>2,0200</text:p>
          </table:table-cell>
        </table:table-row>
        <table:table-row table:style-name="ro1">
          <table:table-cell office:value-type="string" calcext:value-type="string">
            <text:p>eau</text:p>
          </table:table-cell>
          <table:table-cell office:value-type="float" office:value="1.2" calcext:value-type="float">
            <text:p>1,2</text:p>
          </table:table-cell>
          <table:table-cell table:formula="of:=[.B2]/[.B3]*[.C3]" office:value-type="float" office:value="2.18820638820639" calcext:value-type="float">
            <text:p>2,1882</text:p>
          </table:table-cell>
          <table:table-cell table:formula="of:=[.B2]*[$'matières premièeres'.B3]" office:value-type="float" office:value="0.00012" calcext:value-type="float">
            <text:p>0,0001</text:p>
          </table:table-cell>
        </table:table-row>
        <table:table-row table:style-name="ro1">
          <table:table-cell/>
          <table:table-cell table:formula="of:=SUM([.B1:.B2])" office:value-type="float" office:value="2.2" calcext:value-type="float">
            <text:p>2,2</text:p>
          </table:table-cell>
          <table:table-cell table:formula="of:=[$'pate de base campagne'.C3]+0.3" office:value-type="float" office:value="4.01171171171171" calcext:value-type="float">
            <text:p>4,0117</text:p>
          </table:table-cell>
          <table:table-cell table:formula="of:=SUM([.D1:.D2])/[.B3]" office:value-type="float" office:value="0.918236363636363" calcext:value-type="float">
            <text:p>0,9182</text:p>
          </table:table-cell>
        </table:table-row>
        <table:table-row table:style-name="ro1">
          <table:table-cell table:number-columns-repeated="3"/>
          <table:table-cell table:formula="of:=[.D3]*[.C3]" office:value-type="float" office:value="3.68369957411957" calcext:value-type="float">
            <text:p>3,6837</text:p>
          </table:table-cell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number:number-style style:name="N108">
      <number:number number:decimal-places="5" loext:min-decimal-places="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3">00/00/0000</text:date>, <text:time style:data-style-name="N2" text:time-value="07:21:19.4308010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21:10:52.019959787</meta:creation-date>
    <dc:date>2019-11-03T08:04:23.119624914</dc:date>
    <meta:editing-duration>PT2H25M8S</meta:editing-duration>
    <meta:editing-cycles>23</meta:editing-cycles>
    <meta:generator>LibreOffice/6.0.7.3$Linux_X86_64 LibreOffice_project/00m0$Build-3</meta:generator>
    <meta:document-statistic meta:table-count="8" meta:cell-count="111" meta:object-count="0"/>
  </office:meta>
</office:document-meta>
</file>